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20000057000101740000ED9C52811DEC.wmf"/>
  <manifest:file-entry manifest:media-type="" manifest:full-path="Pictures/2000005B00009BC10000A17013701243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solid" svg:stroke-width="0.026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33996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visible-area-left="0cm" draw:visible-area-top="0cm" draw:visible-area-width="12.698cm" draw:visible-area-height="5.241cm" draw:ole-draw-aspect="1"/>
    </style:style>
    <style:style style:name="gr10" style:family="graphic">
      <style:graphic-properties draw:visible-area-left="0cm" draw:visible-area-top="0cm" draw:visible-area-width="13.13cm" draw:visible-area-height="5.738cm" draw:ole-draw-aspect="1"/>
    </style:style>
    <style:style style:name="gr11" style:family="graphic">
      <style:graphic-properties draw:visible-area-left="0cm" draw:visible-area-top="0cm" draw:visible-area-width="12.682cm" draw:visible-area-height="6.74cm" draw:ole-draw-aspect="1"/>
    </style:style>
    <style:style style:name="gr12" style:family="graphic">
      <style:graphic-properties draw:visible-area-left="0cm" draw:visible-area-top="0cm" draw:visible-area-width="12.529cm" draw:visible-area-height="1.834cm" draw:ole-draw-aspect="1"/>
    </style:style>
    <style:style style:name="gr13" style:family="graphic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>
      <style:graphic-properties draw:stroke="solid" svg:stroke-width="0.026cm" svg:stroke-color="#000000" draw:stroke-linejoin="miter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>
      <style:graphic-properties draw:stroke="solid" svg:stroke-width="0.026cm" svg:stroke-color="#000000" draw:stroke-linejoin="miter" draw:fill="none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>
      <style:graphic-properties draw:visible-area-left="0cm" draw:visible-area-top="0cm" draw:visible-area-width="12.642cm" draw:visible-area-height="5.326cm" draw:ole-draw-aspect="1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388cm" fo:margin-bottom="0cm" fo:text-indent="0cm"/>
    </style:style>
    <style:style style:name="P5" style:family="paragraph">
      <style:paragraph-properties fo:margin-left="0cm" fo:margin-right="0cm" fo:margin-top="0.617cm" fo:margin-bottom="0cm" fo:line-height="100%" fo:text-align="end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00"/>
    </style:style>
    <style:style style:name="T2" style:family="text">
      <style:text-properties fo:language="de" fo:country="DE"/>
    </style:style>
    <style:style style:name="T3" style:family="text">
      <style:text-properties fo:font-size="44pt" fo:language="de" fo:country="DE" style:font-size-asian="44pt" style:font-size-complex="44pt"/>
    </style:style>
    <style:style style:name="T4" style:family="text">
      <style:text-properties fo:font-family="SwitzerlandLight" style:font-family-generic="swiss" style:font-pitch="variable" fo:font-size="28pt" style:font-size-asian="28pt" style:font-size-complex="28pt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SwitzerlandLight" style:font-family-generic="swiss" style:font-pitch="variable" fo:font-size="20pt" fo:language="de" fo:country="D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Entwurfsmuster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Strukturmuster</text:span></text:p>
            <text:p text:style-name="P4"><text:span text:style-name="T3">Der Dekorierer</text:span></text:p>
          </draw:text-box>
        </draw:frame>
        <draw:custom-shape draw:style-name="gr1" draw:text-style-name="P2" draw:layer="layout" svg:width="8.043cm" svg:height="1.446cm" svg:x="15.24cm" svg:y="3.598cm">
          <text:p text:style-name="P5"><text:span text:style-name="T4">Kapitel 6.2.6</text:span></text:p>
          <draw:enhanced-geometry svg:viewBox="0 0 21600 21600" draw:type="mso-spt202" draw:enhanced-path="M 0 0 L 21600 0 21600 21600 0 21600 0 0 Z N"/>
        </draw:custom-shape>
        <draw:frame draw:name="j0150038" draw:style-name="gr2" draw:text-style-name="P6" draw:layer="layout" svg:width="4.273cm" svg:height="4.431cm" svg:x="18.203cm" svg:y="11.007cm">
          <draw:image xlink:href="Pictures/2000005B00009BC10000A17013701243.wmf" xlink:type="simple" xlink:show="embed" xlink:actuate="onLoad">
            <text:p/>
          </draw:image>
        </draw:frame>
        <presentation:notes draw:style-name="dp2">
          <draw:page-thumbnail draw:style-name="gr3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trukturmus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Komposition von Klassen und Objekten</text:p>
              </text:list-item>
            </text:list>
            <text:list text:style-name="L4">
              <text:list-item>
                <text:list>
                  <text:list-item>
                    <text:p text:style-name="P7">Größere Strukturen bilden</text:p>
                  </text:list-item>
                </text:list>
              </text:list-item>
            </text:list>
            <text:list text:style-name="L3">
              <text:list-item>
                <text:p text:style-name="P3">Klassenbasierte Strukturmuster</text:p>
              </text:list-item>
            </text:list>
            <text:list text:style-name="L4">
              <text:list-item>
                <text:list>
                  <text:list-item>
                    <text:p text:style-name="P7">Benutzt v.a. Vererbung, um Klassen zusammenzuführen</text:p>
                  </text:list-item>
                </text:list>
              </text:list-item>
            </text:list>
            <text:list text:style-name="L3">
              <text:list-item>
                <text:p text:style-name="P3">Objektbasierte Strukturmuster</text:p>
              </text:list-item>
            </text:list>
            <text:list text:style-name="L4">
              <text:list-item>
                <text:list>
                  <text:list-item>
                    <text:p text:style-name="P7">Führt Objekte zusammen, um zur Laufzeit Funktionalitäten zu änd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er Dekorier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Der Dekorierer</text:span></text:p>
          </draw:text-box>
        </draw:frame>
        <draw:frame presentation:style-name="pr4" draw:text-style-name="P2" draw:layer="layout" svg:width="21.59cm" svg:height="12.946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englisch: Decorator, evtl. Wrapper</text:span></text:p>
              </text:list-item>
              <text:list-item>
                <text:p text:style-name="P3"><text:span text:style-name="T2">objektbasiertes Strukturmuster</text:span></text:p>
              </text:list-item>
              <text:list-item>
                <text:p text:style-name="P3"><text:span text:style-name="T2">Zwec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ynamische Erweiterung eines Objekts um Zuständigkeiten</text:span></text:p>
                    <text:list>
                      <text:list-item>
                        <text:p text:style-name="P8"><text:span text:style-name="T2">Schnittstellenänderung zur Laufzeit</text:span></text:p>
                      </text:list-item>
                    </text:list>
                  </text:list-item>
                  <text:list-item>
                    <text:p text:style-name="P7"><text:span text:style-name="T2">Funktionalitätsänderung ohne Unterklassenbildung</text:span></text:p>
                  </text:list-item>
                </text:list>
              </text:list-item>
            </text:list>
            <text:p text:style-name="P7"><text:span text:style-name="T2"/></text:p>
          </draw:text-box>
        </draw:frame>
        <draw:custom-shape draw:style-name="gr4" draw:text-style-name="P2" draw:layer="layout" svg:width="5.292cm" svg:height="4.868cm" svg:x="19.473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4.022cm" svg:x="19.897cm" svg:y="13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98cm" svg:height="3.175cm" svg:x="20.32cm" svg:y="13.5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52cm" svg:height="2.328cm" svg:x="20.743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2cm" svg:x="21.167cm" svg:y="14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Motivation</text:span></text:p>
          </draw:text-box>
        </draw:frame>
        <draw:frame presentation:style-name="pr4" draw:text-style-name="P2" draw:layer="layout" svg:width="21.59cm" svg:height="13.463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Änderung der Funktionalität einzelner Objekte, ohne Klasse zu änder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Beispiel:</text:span></text:p>
                    <text:list>
                      <text:list-item>
                        <text:p text:style-name="P9"><text:span text:style-name="T7">Textfeld, das bei Bedarf Scrollen können muss</text:span></text:p>
                      </text:list-item>
                    </text:list>
                  </text:list-item>
                  <text:list-item>
                    <text:p text:style-name="P8"><text:span text:style-name="T6">Vererbung funktioniert nur statisch</text:span></text:p>
                  </text:list-item>
                  <text:list-item>
                    <text:p text:style-name="P8"><text:span text:style-name="T6">Zur Laufzeit problematisch: Klasse legt Zugehörigkeit und Funktionalität fes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ekorier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Umschliesst das Ursprungsobjekt</text:span></text:p>
                  </text:list-item>
                  <text:list-item>
                    <text:p text:style-name="P8"><text:span text:style-name="T6">Fügt die zusätzliche Funktionalität hinzu</text:span></text:p>
                  </text:list-item>
                </text:list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3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 im Bild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Motivation im Bild</text:span></text:p>
          </draw:text-box>
        </draw:frame>
        <draw:frame draw:style-name="gr9" draw:layer="layout" svg:width="23.283cm" svg:height="9.613cm" svg:x="1.27cm" svg:y="5.29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Struktur</text:span></text:p>
          </draw:text-box>
        </draw:frame>
        <draw:frame draw:name="image002" draw:style-name="gr2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2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2" draw:text-style-name="P6" draw:layer="layout" svg:width="14.86cm" svg:height="6.924cm" svg:x="5.27cm" svg:y="6.063cm">
          <draw:image xlink:href="">
            <text:p/>
          </draw:image>
        </draw:frame>
        <draw:frame draw:style-name="gr10" draw:layer="layout" svg:width="23.495cm" svg:height="10.266cm" svg:x="1.27cm" svg:y="5.292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Beispielstruktur</text:span></text:p>
          </draw:text-box>
        </draw:frame>
        <draw:frame draw:style-name="gr11" draw:layer="layout" svg:width="22.648cm" svg:height="12.043cm" svg:x="1.27cm" svg:y="5.292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Anwendbarkei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8">Hinzufügen von zusätzlicher Funktionalität zu einzelnen Objekt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Dynamisch und transparen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Funktionalität sollte wieder entfernt werden können</text:span></text:p>
              </text:list-item>
              <text:list-item>
                <text:p text:style-name="P10"><text:span text:style-name="T8">Unterklassenbildung wäre unpraktisch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Grosse Anzahl voneinander unabhängiger Funktionalitätserweiterungen</text:span></text:p>
                    <text:list>
                      <text:list-item>
                        <text:p text:style-name="P12"><text:span text:style-name="T10">Riesige Unterklassenmenge</text:span></text:p>
                      </text:list-item>
                    </text:list>
                  </text:list-item>
                  <text:list-item>
                    <text:p text:style-name="P11"><text:span text:style-name="T9">Eventuell ist Oberklasse nicht ableit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aktion" draw:style-name="dp1" draw:master-page-name="Standard" presentation:presentation-page-layout-name="AL2T1">
        <draw:frame draw:style-name="gr12" draw:layer="layout" svg:width="20.532cm" svg:height="3.008cm" svg:x="2.434cm" svg:y="15.028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Interaktion</text:span></text:p>
          </draw:text-box>
        </draw:frame>
        <draw:frame presentation:style-name="pr5" draw:text-style-name="P2" draw:layer="layout" svg:width="21.59cm" svg:height="5.716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Jeder Dekorierer leitet Anfragen an sein Komponentenobjekt weit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Optional vor und nach dem Weiterleiten weitere Operationen durchführbar</text:span></text:p>
                  </text:list-item>
                </text:list>
              </text:list-item>
            </text:list>
          </draw:text-box>
        </draw:frame>
        <draw:custom-shape draw:style-name="gr13" draw:text-style-name="P2" draw:layer="layout" svg:width="5.927cm" svg:height="1.059cm" svg:x="2.54cm" svg:y="11.218cm">
          <text:p text:style-name="P13"><text:span text:style-name="T11">einDekorier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27cm" svg:height="1.058cm" svg:x="2.54cm" svg:y="12.277cm">
          <text:p text:style-name="P13"><text:span text:style-name="T11">k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926cm" svg:height="1.058cm" svg:x="9.737cm" svg:y="12.277cm">
          <text:p text:style-name="P13"><text:span text:style-name="T11">nochnDekorier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926cm" svg:height="1.058cm" svg:x="9.737cm" svg:y="13.335cm">
          <text:p text:style-name="P13"><text:span text:style-name="T11">k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139cm" svg:height="1.058cm" svg:x="16.933cm" svg:y="13.335cm">
          <text:p text:style-name="P13"><text:span text:style-name="T11">eineKomponen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139cm" svg:height="1.059cm" svg:x="16.933cm" svg:y="14.393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832cm" svg:y1="12.912cm" svg:x2="9.737cm" svg:y2="12.912cm">
          <text:p/>
        </draw:line>
        <draw:line draw:style-name="gr16" draw:text-style-name="P6" draw:layer="layout" svg:x1="15.028cm" svg:y1="13.97cm" svg:x2="16.933cm" svg:y2="13.97cm">
          <text:p/>
        </draw:line>
        <presentation:notes draw:style-name="dp2">
          <draw:page-thumbnail draw:style-name="gr3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posi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Konsequenzen (positiv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Größere Flexibilität im Vergleich zu statischer Vererb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Funktionalität zur Laufzeit hinzufügbar und auch wieder entfernbar</text:span></text:p>
                  </text:list-item>
                  <text:list-item>
                    <text:p text:style-name="P8"><text:span text:style-name="T6">Funktionalität ohne Probleme mehrfach hinzufügba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Vermeidet „Eierlegende Wollmilchsau“-Klasse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Funktionalität wird im Bedarfsfalle hinzugefügt</text:span></text:p>
                  </text:list-item>
                  <text:list-item>
                    <text:p text:style-name="P8"><text:span text:style-name="T6">Einfache Klassen werden inkrementell mächti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nega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Konsequenzen (nega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5">Dekorierer und die Komponente sind nicht identisch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Dekorierer ist eine „durchsichtige Hülle“</text:span></text:p>
                  </text:list-item>
                  <text:list-item>
                    <text:p text:style-name="P11"><text:span text:style-name="T6">Auf Objektidentität ist kein Verlass meh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Viele kleine Objek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Dekorierer führen zu Systemen mit vielen kleinen oft gleichartig aussehenden Objekten</text:span></text:p>
                  </text:list-item>
                  <text:list-item>
                    <text:p text:style-name="P11"><text:span text:style-name="T6">Unterscheidung der Verantwortlichkeiten liegt oft nur noch in den Verbindungen, die Klasse ist eher nebensächlich</text:span></text:p>
                  </text:list-item>
                  <text:list-item>
                    <text:p text:style-name="P11"><text:span text:style-name="T6">Sehr schwer zu verstehen und zu debug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-Implementierung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Beispiel-Implementier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Jav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Pane-Architektur</text:span></text:p>
                    <text:list>
                      <text:list-item>
                        <text:p text:style-name="P9"><text:span text:style-name="T7">ScrollPane</text:span></text:p>
                      </text:list-item>
                      <text:list-item>
                        <text:p text:style-name="P9"><text:span text:style-name="T7">Border</text:span></text:p>
                      </text:list-item>
                    </text:list>
                  </text:list-item>
                  <text:list-item>
                    <text:p text:style-name="P8"><text:span text:style-name="T6">Stream/Writer-Architektur</text:span></text:p>
                    <text:list>
                      <text:list-item>
                        <text:p text:style-name="P9"><text:span text:style-name="T7">BufferedWri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5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Verschlüsselung und Komprimierung von Datenstreams</text:span></text:p>
                  </text:list-item>
                  <text:list-item>
                    <text:p text:style-name="P8"><text:span text:style-name="T6">Pipeline- bzw. Fliessband-Konz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 für dekorierte Streams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2">Struktur für dekorierte Streams</text:span></text:p>
          </draw:text-box>
        </draw:frame>
        <draw:frame draw:style-name="gr17" draw:layer="layout" svg:width="23.495cm" svg:height="9.899cm" svg:x="1.27cm" svg:y="5.292cm">
          <draw:object-ole draw:class-id="FB9C3C60-3B85-11D3-b12e-00a0c9e88542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tgeschrittene Implementierung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Fortgeschrittene Implementierung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2">Konstante Schnittstell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ekorierer benötigen jeweils gleiche Grundschnittstelle</text:span></text:p>
                  </text:list-item>
                  <text:list-item>
                    <text:p text:style-name="P7"><text:span text:style-name="T2">Zusatzmethoden und –daten sind kein Problem, allerdings nicht automatisch sichtbar</text:span></text:p>
                  </text:list-item>
                  <text:list-item>
                    <text:p text:style-name="P7"><text:span text:style-name="T2">Das Erben von einer gemeinsamen Oberklasse oder die Implementierung eines Interfaces ist damit sinnv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1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Funktionalitätserweiterungen sind flüchtig</text:p>
              </text:list-item>
            </text:list>
            <text:list text:style-name="L4">
              <text:list-item>
                <text:list>
                  <text:list-item>
                    <text:p text:style-name="P7">Zu Systemstart müssen alle Erweiterungen wieder hinzugefügt werden</text:p>
                  </text:list-item>
                </text:list>
              </text:list-item>
            </text:list>
            <text:list text:style-name="L3">
              <text:list-item>
                <text:p text:style-name="P3">Die Klasse eines Objekts wird relativ unbedeutend</text:p>
              </text:list-item>
            </text:list>
            <text:list text:style-name="L4">
              <text:list-item>
                <text:list>
                  <text:list-item>
                    <text:p text:style-name="P7">Die tatsächlichen Möglichkeiten eines Objekts kommt aus den „Hüll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82cm" svg:height="9.738cm" svg:x="3.14cm" svg:y="1.904cm" draw:page-number="1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wandte 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wandte Muster</text:p>
          </draw:text-box>
        </draw:frame>
        <draw:frame presentation:style-name="pr4" draw:text-style-name="P2" draw:layer="layout" svg:width="21.59cm" svg:height="12.85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5">Strategi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Der Dekorierer ändert das Äußere, die Strategie das Innere eines Objekt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Adapt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Unterschied zwischen Adapter und Dekorierer liegt in der Art der Änderung:</text:span></text:p>
                    <text:list>
                      <text:list-item>
                        <text:p text:style-name="P12"><text:span text:style-name="T7">Dekorierer ändert nur die Funktionalität</text:span></text:p>
                      </text:list-item>
                      <text:list-item>
                        <text:p text:style-name="P12"><text:span text:style-name="T7">Adapter vor allem die Schnittstel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Kompositum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Prinzipiell ist ein Dekorierer ein degeneriertes Kompositum, allerdings liegt der Schwerpunkt des Einsatzes bedeutend anders.</text:span></text:p>
                  </text:list-item>
                </text:list>
              </text:list-item>
            </text:list>
          </draw:text-box>
        </draw:frame>
        <draw:frame draw:name="PE01482_" draw:style-name="gr2" draw:text-style-name="P6" draw:layer="layout" svg:width="3.034cm" svg:height="2.8cm" svg:x="22.013cm" svg:y="5.292cm">
          <draw:image xlink:href="Pictures/20000057000101740000ED9C52811DEC.wmf" xlink:type="simple" xlink:show="embed" xlink:actuate="onLoad">
            <text:p/>
          </draw:image>
        </draw:frame>
        <presentation:notes draw:style-name="dp2">
          <draw:page-thumbnail draw:style-name="gr3" draw:layer="layout" svg:width="12.982cm" svg:height="9.738cm" svg:x="3.14cm" svg:y="1.904cm" draw:page-number="1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draw:name="ba_logo"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7cm" svg:height="0.853cm" svg:x="3.174cm" svg:y="17.99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14cm" svg:height="1.445cm" svg:x="8.043cm" svg:y="17.991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7cm" svg:height="1.445cm" svg:x="21.377cm" svg:y="17.991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6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date>2009-03-24T15:19:02.37</dc:date>
    <meta:editing-cycles>159</meta:editing-cycles>
    <meta:document-statistic meta:object-count="11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